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paragraph-properties fo:break-before="page"/>
      <style:text-properties fo:font-size="20pt" style:font-size-asian="20pt" style:font-size-complex="20pt"/>
    </style:style>
    <style:style style:name="T5" style:parent-style-name="DefaultParagraphFont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First Page</text:p>
      <text:p text:style-name="P2"/>
      <text:soft-page-break/>
      <text:p text:style-name="P3">Second Page</text:p>
      <text:p text:style-name="P4"/>
      <text:soft-page-break/>
      <text:p text:style-name="Normal"><text:span text:style-name="T5">Third Pag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wdev</meta:initial-creator>
    <dc:creator>awdev</dc:creator>
    <meta:creation-date>2020-12-18T20:53:00Z</meta:creation-date>
    <dc:date>2020-12-18T20:53:00Z</dc:date>
    <meta:template xlink:href="Normal.dotm" xlink:type="simple"/>
    <meta:editing-cycles>2</meta:editing-cycles>
    <meta:editing-duration>PT60S</meta:editing-duration>
    <meta:document-statistic meta:page-count="3" meta:paragraph-count="1" meta:word-count="5" meta:character-count="37" meta:row-count="1" meta:non-whitespace-character-count="33"/>
  </office:meta>
</office:document-meta>
</file>